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rebuchet MS" svg:font-family="'Trebuchet MS'" style:font-family-generic="roman" style:font-pitch="variable"/>
  </office:font-face-decls>
  <office:automatic-styles>
    <style:style style:name="P1" style:family="paragraph" style:parent-style-name="Standard">
      <style:text-properties style:font-name="Calibri" officeooo:rsid="0003ef58" officeooo:paragraph-rsid="0003ef58"/>
    </style:style>
    <style:style style:name="P2" style:family="paragraph" style:parent-style-name="Standard">
      <style:text-properties style:font-name="Calibri"/>
    </style:style>
    <style:style style:name="P3" style:family="paragraph" style:parent-style-name="Standard">
      <style:text-properties style:font-name="Calibri" officeooo:rsid="0004e286" officeooo:paragraph-rsid="0004e286"/>
    </style:style>
    <style:style style:name="P4" style:family="paragraph" style:parent-style-name="Standard">
      <style:text-properties style:font-name="Calibri" officeooo:rsid="0003ef58" officeooo:paragraph-rsid="0003ef58"/>
    </style:style>
    <style:style style:name="P5" style:family="paragraph" style:parent-style-name="Standard">
      <style:text-properties style:font-name="Calibri" officeooo:rsid="0006c57f" officeooo:paragraph-rsid="0006c57f"/>
    </style:style>
    <style:style style:name="T1" style:family="text">
      <style:text-properties officeooo:rsid="0003ef58"/>
    </style:style>
    <style:style style:name="T2" style:family="text">
      <style:text-properties officeooo:rsid="0004e286"/>
    </style:style>
    <style:style style:name="T3" style:family="text">
      <style:text-properties fo:color="#ffffff" loext:opacity="100%" style:font-name="Trebuchet MS" fo:font-size="14pt" style:font-size-asian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CT </text:span>CHEST <text:span text:style-name="T2">WITHOUT CONTRAST</text:span></text:p>
      <text:p text:style-name="P2"/>
      <text:p text:style-name="P1">** HISTORY **:</text:p>
      <text:p text:style-name="P2"><text:span text:style-name="T1"><text:text-input text:description="">Patient age</text:text-input></text:span><text:span text:style-name="T1"><text:text-input text:description=""/></text:span><text:span text:style-name="T1"><text:s/>year old, </text:span><text:text-input text:description="">history</text:text-input><text:text-input text:description=""/></text:p>
      <text:p text:style-name="P2"/>
      <text:p text:style-name="P1">** TECHNIQUE **:</text:p>
      <text:p text:style-name="P3">CT images of the chest acquired without contrast.</text:p>
      <text:p text:style-name="P1"/>
      <text:p text:style-name="P3">CTDI: <text:text-input text:description="CTDI">CTDI</text:text-input><text:s/>mGy</text:p>
      <text:p text:style-name="P3">DLP: <text:text-input text:description="DLP">DLP</text:text-input><text:s/>mGy-cm</text:p>
      <text:p text:style-name="P3"/>
      <text:p text:style-name="P3">Comparison: <text:text-input text:description="Comparison">None available.</text:text-input></text:p>
      <text:p text:style-name="P3"/>
      <text:p text:style-name="P1">** FINDINGS **:</text:p>
      <text:p text:style-name="P5">HEART: <text:span text:style-name="T2"><text:text-input text:description="heart">Heart size is normal.</text:text-input></text:span></text:p>
      <text:p text:style-name="P5">VESSELS: <text:text-input text:description="vessels">No significant abnormality.</text:text-input></text:p>
      <text:p text:style-name="P5">LYMPH NODES: <text:text-input text:description="lymph nodes">No suspicious lymph nodes.</text:text-input></text:p>
      <text:p text:style-name="P5">OTHER MEDIASTINUM: <text:span text:style-name="T1"><text:text-input text:description="other mediastinum">No significant abnormality.</text:text-input></text:span></text:p>
      <text:p text:style-name="P5">LUNGS: <text:text-input text:description="lungs">Normal.</text:text-input></text:p>
      <text:p text:style-name="P5">PLEURAL SPACE: <text:text-input text:description="pleural space">Normal.</text:text-input></text:p>
      <text:p text:style-name="P5">UPPER ABDOMEN: <text:text-input text:description="upper abd">No significant abnormality.</text:text-input></text:p>
      <text:p text:style-name="P5">SOFT TISSUES: <text:text-input text:description="soft tissues">No significant abnormality.</text:text-input></text:p>
      <text:p text:style-name="P5">BONES: <text:text-input text:description="bones">No significant abnormality.</text:text-input></text:p>
      <text:p text:style-name="P1"/>
      <text:p text:style-name="P1">** IMPRESSION **:</text:p>
      <text:p text:style-name="P1"><text:text-input text:description="impression">Normal CT chest.</text:text-input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rebuchet MS" svg:font-family="'Trebuchet MS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08T09:57:23.761000000</meta:creation-date>
    <dc:date>2024-03-14T13:18:41.381000000</dc:date>
    <meta:editing-duration>PT17M49S</meta:editing-duration>
    <meta:editing-cycles>3</meta:editing-cycles>
    <meta:generator>LibreOffice/24.2.1.2$Windows_X86_64 LibreOffice_project/db4def46b0453cc22e2d0305797cf981b68ef5ac</meta:generator>
    <meta:document-statistic meta:table-count="0" meta:image-count="0" meta:object-count="0" meta:page-count="1" meta:paragraph-count="20" meta:word-count="114" meta:character-count="573" meta:non-whitespace-character-count="513"/>
  </office:meta>
</office:document-meta>
</file>